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5cm" fo:min-width="0.4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svg:stroke-color="#c9211e" draw:fill-color="#c9211e" draw:textarea-vertical-align="middle" draw:auto-grow-height="false" fo:min-height="1.15cm" fo:min-width="0.9cm"/>
    </style:style>
    <style:style style:name="gr7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9211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cm" svg:height="0.9cm" svg:x="3.2cm" svg:y="4.3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1cm" svg:y1="2.3cm" svg:x2="17.6cm" svg:y2="2.3cm">
          <text:p/>
        </draw:line>
        <draw:frame draw:style-name="gr3" draw:text-style-name="P4" draw:layer="layout" svg:width="2.9cm" svg:height="0.962cm" svg:x="14.8cm" svg:y="1.338cm">
          <draw:text-box>
            <text:p>temps</text:p>
          </draw:text-box>
        </draw:frame>
        <draw:custom-shape draw:style-name="gr1" draw:text-style-name="P2" draw:layer="layout" svg:width="0.9cm" svg:height="0.9cm" svg:x="5.9cm" svg:y="4.3cm">
          <text:p text:style-name="P1"><text:span text:style-name="T1">x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5cm" svg:y="4.3cm">
          <text:p text:style-name="P1"><text:span text:style-name="T1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4.1cm" svg:y="4.3cm">
          <text:p text:style-name="P1"><text:span text:style-name="T1">x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6.8cm" svg:y="4.3cm">
          <text:p text:style-name="P1"><text:span text:style-name="T1">x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7.7cm" svg:y="4.3cm">
          <text:p text:style-name="P1"><text:span text:style-name="T1">x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8.6cm" svg:y="4.3cm">
          <text:p text:style-name="P1"><text:span text:style-name="T1">x</text:span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2.9cm" svg:y="4.3cm">
          <text:p text:style-name="P1"><text:span text:style-name="T1">x</text:span><text:span text:style-name="T2">n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3.8cm" svg:y="4.3cm">
          <text:p text:style-name="P1"><text:span text:style-name="T1">x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2cm" svg:y="4.3cm">
          <text:p text:style-name="P1"><text:span text:style-name="T1">x</text:span><text:span text:style-name="T2">n-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cm" svg:height="0.962cm" svg:x="10.3cm" svg:y="4.3cm">
          <draw:text-box>
            <text:p>...</text:p>
          </draw:text-box>
        </draw:frame>
        <draw:custom-shape draw:style-name="gr1" draw:text-style-name="P2" draw:layer="layout" svg:width="0.9cm" svg:height="0.9cm" svg:x="2.3cm" svg:y="3.3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5cm" svg:y="3.3cm">
          <text:p text:style-name="P1"><text:span text:style-name="T1">x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4.1cm" svg:y="3.3cm">
          <text:p text:style-name="P1"><text:span text:style-name="T1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3.2cm" svg:y="3.3cm">
          <text:p text:style-name="P1"><text:span text:style-name="T1">x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5.9cm" svg:y="3.3cm">
          <text:p text:style-name="P1"><text:span text:style-name="T1">x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6.8cm" svg:y="3.3cm">
          <text:p text:style-name="P1"><text:span text:style-name="T1">x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7.7cm" svg:y="3.3cm">
          <text:p text:style-name="P1"><text:span text:style-name="T1">x</text:span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2cm" svg:y="3.3cm">
          <text:p text:style-name="P1"><text:span text:style-name="T1">x</text:span><text:span text:style-name="T2">n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2.9cm" svg:y="3.3cm">
          <text:p text:style-name="P1"><text:span text:style-name="T1">x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9cm" svg:x="11.1cm" svg:y="3.3cm">
          <text:p text:style-name="P1"><text:span text:style-name="T1">x</text:span><text:span text:style-name="T2">n-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cm" svg:height="0.962cm" svg:x="9.4cm" svg:y="3.3cm">
          <draw:text-box>
            <text:p>...</text:p>
          </draw:text-box>
        </draw:frame>
        <draw:frame draw:style-name="gr5" draw:text-style-name="P4" draw:layer="layout" svg:width="4.6cm" svg:height="1cm" svg:x="14.1cm" svg:y="3.2cm">
          <draw:text-box>
            <text:p>série d’origine</text:p>
          </draw:text-box>
        </draw:frame>
        <draw:frame draw:style-name="gr5" draw:text-style-name="P4" draw:layer="layout" svg:width="4.6cm" svg:height="1cm" svg:x="14.8cm" svg:y="4.272cm">
          <draw:text-box>
            <text:p>série décalée</text:p>
          </draw:text-box>
        </draw:frame>
        <draw:custom-shape draw:style-name="gr6" draw:text-style-name="P5" draw:layer="layout" svg:width="1.4cm" svg:height="1.4cm" svg:x="1.6cm" svg:y="3.6cm">
          <text:p/>
          <draw:enhanced-geometry svg:viewBox="0 0 21600 21600" draw:text-areas="0 0 21600 21600" draw:mirror-vertical="false" draw:mirror-horizontal="true" draw:type="circular-arrow" draw:modifiers="-95.8922276173191 90.0713521169292 6190.154692918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3" draw:layer="layout" svg:x1="3.2cm" svg:y1="1.9cm" svg:x2="3.2cm" svg:y2="5.9cm">
          <text:p/>
        </draw:line>
        <draw:line draw:style-name="gr7" draw:text-style-name="P3" draw:layer="layout" svg:x1="13.8cm" svg:y1="1.8cm" svg:x2="13.8cm" svg:y2="5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5T18:21:01.561710915</meta:creation-date>
    <dc:date>2020-10-25T18:36:53.960659954</dc:date>
    <meta:editing-duration>PT15M52S</meta:editing-duration>
    <meta:editing-cycles>2</meta:editing-cycles>
    <meta:generator>LibreOffice/6.4.0.3$MacOSX_X86_64 LibreOffice_project/b0a288ab3d2d4774cb44b62f04d5d28733ac6df8</meta:generator>
    <meta:document-statistic meta:object-count="29"/>
  </office:meta>
</office:document-meta>
</file>